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F000000BD2443F1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cm" svg:stroke-color="#dc2300" draw:marker-start="" draw:marker-start-width="0.15cm" draw:marker-end="Linienende_20_1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238cm" svg:x="1cm" svg:y="12.73cm">
          <draw:image xlink:href="Pictures/100002010000034F000000BD2443F189.png" xlink:type="simple" xlink:show="embed" xlink:actuate="onLoad">
            <text:p/>
          </draw:image>
        </draw:frame>
        <draw:line draw:style-name="gr2" draw:text-style-name="P1" draw:layer="layout" svg:x1="4.85cm" svg:y1="15.074cm" svg:x2="2.87cm" svg:y2="15.0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ienende_20_1" draw:display-name="Linienende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8-18T10:38:07</dc:date>
    <meta:document-statistic meta:object-count="2"/>
    <meta:generator>OpenOffice.org/3.1$Linux OpenOffice.org_project/310m19$Build-9420</meta:generator>
  </office:meta>
</office:document-meta>
</file>